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74cm" fo:min-width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0.074cm" fo:min-width="0cm" draw:shadow="hidden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498cm" svg:height="0.998cm" svg:x="5cm" svg:y="6cm" svg:viewBox="0 0 499 999" draw:points="499,499 0,999 0,0">
            <text:p/>
          </draw:polygon>
          <draw:polygon draw:style-name="gr1" draw:text-style-name="P1" draw:layer="layout" svg:width="0.498cm" svg:height="0.998cm" svg:x="5.399cm" svg:y="6.001cm" svg:viewBox="0 0 499 999" draw:points="499,499 0,999 0,0">
            <text:p/>
          </draw:polygon>
          <draw:polygon draw:style-name="gr2" draw:text-style-name="P2" draw:layer="layout" svg:width="0.299cm" svg:height="1cm" svg:x="4.7cm" svg:y="6cm" svg:viewBox="0 0 300 1001" draw:points="300,1001 0,1001 0,0 300,1">
            <text:p/>
          </draw:polygon>
        </draw:g>
        <draw:g>
          <draw:polygon draw:style-name="gr1" draw:text-style-name="P1" draw:layer="layout" svg:width="0.499cm" svg:height="1cm" svg:x="1.5cm" svg:y="5.998cm" svg:viewBox="0 0 500 1001" draw:points="0,500 500,1001 500,0">
            <text:p/>
          </draw:polygon>
          <draw:polygon draw:style-name="gr1" draw:text-style-name="P1" draw:layer="layout" svg:width="0.499cm" svg:height="1cm" svg:x="1.1cm" svg:y="5.999cm" svg:viewBox="0 0 500 1001" draw:points="0,500 500,1001 500,0">
            <text:p/>
          </draw:polygon>
          <draw:polygon draw:style-name="gr2" draw:text-style-name="P2" draw:layer="layout" svg:width="0.299cm" svg:height="1cm" svg:x="2cm" svg:y="5.999cm" svg:viewBox="0 0 300 1001" draw:points="300,1001 0,1001 0,0 300,1">
            <text:p/>
          </draw:polygon>
        </draw:g>
        <draw:path draw:style-name="gr3" draw:text-style-name="P3" draw:layer="layout" svg:width="0.684cm" svg:height="0.999cm" svg:x="4.997cm" svg:y="4cm" svg:viewBox="0 0 685 1000" svg:d="M685 278c0 35-5 66-15 94-11 27-25 53-45 76-19 23-50 51-93 82l-56 42c-34 24-59 49-75 76s-25 56-25 88h-123c1-32 6-60 15-85 9-24 21-45 36-64 14-19 30-35 49-50 18-15 36-29 55-42 18-13 37-26 55-40 18-13 34-28 48-44s25-35 34-55c8-21 13-45 13-72 0-53-19-95-55-125-36-31-87-46-152-46s-117 16-155 49c-38 32-61 77-67 133l-129-8c12-92 49-163 109-213 61-49 141-74 241-74 104 0 186 25 245 74 60 49 90 117 90 204zM248 1000v-140h136v140z">
          <text:p/>
        </draw:path>
        <draw:g>
          <draw:polygon draw:style-name="gr1" draw:text-style-name="P1" draw:layer="layout" svg:width="0.499cm" svg:height="1cm" svg:x="2.5cm" svg:y="6cm" svg:viewBox="0 0 500 1001" draw:points="0,498 500,1001 500,0">
            <text:p/>
          </draw:polygon>
          <draw:polygon draw:style-name="gr2" draw:text-style-name="P2" draw:layer="layout" svg:width="0.299cm" svg:height="1cm" svg:x="3cm" svg:y="6cm" svg:viewBox="0 0 300 1001" draw:points="300,1001 0,1001 0,0 300,1">
            <text:p/>
          </draw:polygon>
        </draw:g>
        <draw:g>
          <draw:polygon draw:style-name="gr1" draw:text-style-name="P1" draw:layer="layout" svg:width="0.499cm" svg:height="1cm" svg:x="4cm" svg:y="6cm" svg:viewBox="0 0 500 1001" draw:points="500,500 0,1001 0,0">
            <text:p/>
          </draw:polygon>
          <draw:polygon draw:style-name="gr2" draw:text-style-name="P2" draw:layer="layout" svg:width="0.299cm" svg:height="1cm" svg:x="3.7cm" svg:y="6cm" svg:viewBox="0 0 300 1001" draw:points="300,1001 0,1001 0,0 300,1">
            <text:p/>
          </draw:polygon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0T13:14:37.523000000</meta:creation-date>
    <dc:date>2020-01-20T13:40:01.929000000</dc:date>
    <meta:editing-duration>PT8M32S</meta:editing-duration>
    <meta:editing-cycles>2</meta:editing-cycles>
    <meta:generator>LibreOffice/6.3.3.2$Windows_X86_64 LibreOffice_project/a64200df03143b798afd1ec74a12ab50359878ed</meta:generator>
    <meta:document-statistic meta:object-count="15"/>
  </office:meta>
</office:document-meta>
</file>